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116b" officeooo:paragraph-rsid="0002116b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02116b" officeooo:paragraph-rsid="0002116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officeooo:rsid="0002116b" officeooo:paragraph-rsid="0002116b" style:font-size-asian="11.3500003814697pt" style:font-weight-asian="normal" style:font-size-complex="13pt" style:font-weight-complex="normal"/>
    </style:style>
    <style:style style:name="T1" style:family="text">
      <style:text-properties fo:color="#666666" loext:opacity="100%" officeooo:rsid="0002d443"/>
    </style:style>
    <style:style style:name="T2" style:family="text">
      <style:text-properties officeooo:rsid="0002d443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size-asian="13pt"/>
    </style:style>
    <style:style style:name="T5" style:family="text">
      <style:text-properties fo:color="#666666" loext:opacity="100%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Source(Código aperto)</text:p>
      <text:p text:style-name="P2"/>
      <text:p text:style-name="P3">Um software open source (código aberto) é aquele cujo código-fonte está disponível para qualquer pessoa visualizar, modificar e distribuir. Ele permite colaboração e transparência, sendo geralmente desenvolvido por comunidades.</text:p>
      <text:p text:style-name="P3"/>
      <text:p text:style-name="P3">Exemplos:<text:line-break/><text:line-break/><text:span text:style-name="T1">1</text:span><text:span text:style-name="T2">. </text:span>Linux<text:line-break/><text:line-break/><text:span text:style-name="T1">2</text:span><text:span text:style-name="T2">. </text:span>Android (versão base)<text:line-break/><text:line-break/><text:span text:style-name="T1">3</text:span><text:span text:style-name="T2">. </text:span>LibreOffice</text:p>
      <text:p text:style-name="P3"/>
      <text:p text:style-name="P3"/>
      <text:p text:style-name="P3"/>
      <text:p text:style-name="P3"/>
      <text:p text:style-name="P1">Proprietário(Código fechado)</text:p>
      <text:p text:style-name="P2"/>
      <text:p text:style-name="P3">Um software proprietário (código fechado) é aquele cujo código-fonte não é acessível ao público. Apenas a empresa ou desenvolvedor original pode modificar e distribuir o software. Normalmente, exige licença para uso.</text:p>
      <text:p text:style-name="P3"/>
      <text:p text:style-name="P3">Exemplos:<text:line-break/><text:line-break/><text:span text:style-name="T1">1</text:span><text:span text:style-name="T2">. </text:span>Windows<text:line-break/><text:line-break/><text:span text:style-name="T1">2</text:span><text:span text:style-name="T2">. </text:span>macOS<text:line-break/><text:line-break/><text:span text:style-name="T1">3</text:span><text:span text:style-name="T2">. </text:span>Microsoft Office</text:p>
      <text:p text:style-name="P3"/>
      <text:p text:style-name="P3"/>
      <text:p text:style-name="P3"/>
      <text:p text:style-name="P3"/>
      <text:p text:style-name="P3"><text:span text:style-name="T3">Sistemas Operacionais Proprietários (Microsoft)</text:span><text:line-break/><text:line-break/><text:span text:style-name="T4">A Microsoft desenvolve sistemas operacionais proprietários, com destaque para:<text:line-break/><text:line-break/></text:span><text:span text:style-name="T5">1</text:span><text:span text:style-name="T4">. Windows 10<text:line-break/><text:line-break/></text:span><text:span text:style-name="T5">2</text:span><text:span text:style-name="T4">. Windows 11<text:line-break/><text:line-break/></text:span><text:span text:style-name="T5">3</text:span><text:span text:style-name="T4">. Windows Server</text:span></text:p>
      <text:p text:style-name="P3"><text:span text:style-name="T3"/></text:p>
      <text:p text:style-name="P3"><text:span text:style-name="T3"/></text:p>
      <text:p text:style-name="P3"><text:soft-page-break/><text:span text:style-name="T3">Sistemas Operacionais Open Source (Linux - Distribuições)</text:span><text:span text:style-name="T4"><text:line-break/><text:line-break/>O Linux é um sistema operacional de código aberto com várias distribuições populares, como:<text:line-break/><text:line-break/></text:span><text:span text:style-name="T5">1</text:span><text:span text:style-name="T4">. Ubuntu<text:line-break/><text:line-break/></text:span><text:span text:style-name="T5">2</text:span><text:span text:style-name="T4">. Debian<text:line-break/><text:line-break/></text:span><text:span text:style-name="T5">3</text:span><text:span text:style-name="T4">. Fedora<text:line-break/><text:line-break/></text:span><text:span text:style-name="T5">4</text:span><text:span text:style-name="T4">. Arch Linux<text:line-break/><text:line-break/></text:span><text:span text:style-name="T5">5</text:span><text:span text:style-name="T4">. Linux Mint<text:line-break/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08:48:32.340000000</meta:creation-date>
    <dc:date>2025-04-04T09:05:20.303000000</dc:date>
    <meta:editing-duration>PT5M39S</meta:editing-duration>
    <meta:editing-cycles>1</meta:editing-cycles>
    <meta:document-statistic meta:table-count="0" meta:image-count="0" meta:object-count="0" meta:page-count="2" meta:paragraph-count="8" meta:word-count="137" meta:character-count="1000" meta:non-whitespace-character-count="854"/>
    <meta:generator>LibreOffice/24.8.5.2$Windows_X86_64 LibreOffice_project/fddf2685c70b461e7832239a0162a77216259f22</meta:generator>
  </office:meta>
</office:document-meta>
</file>